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5cm" fo:min-width="1.9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1.872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4cm" svg:height="2cm" svg:x="1.2cm" svg:y="2.3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2cm" svg:x="5.2cm" svg:y="2.3cm">
          <text:p/>
          <draw:enhanced-geometry svg:viewBox="0 0 21600 21600" draw:type="rectangle" draw:enhanced-path="M 0 0 L 21600 0 21600 21600 0 21600 0 0 Z N"/>
        </draw:custom-shape>
        <draw:polyline draw:style-name="gr3" draw:text-style-name="P2" draw:layer="layout" svg:width="1.599cm" svg:height="0.999cm" svg:x="3.6cm" svg:y="2.8cm" svg:viewBox="0 0 1600 1000" draw:points="0,500 500,500 500,0 800,500 1100,1000 1100,500 1600,500">
          <text:p/>
        </draw:polyline>
        <draw:line draw:style-name="gr4" draw:text-style-name="P2" draw:layer="layout" svg:x1="2.8cm" svg:y1="2.5cm" svg:x2="3.3cm" svg:y2="1.7cm">
          <text:p/>
        </draw:line>
        <draw:line draw:style-name="gr4" draw:text-style-name="P2" draw:layer="layout" svg:x1="4.2cm" svg:y1="3.8cm" svg:x2="4.4cm" svg:y2="3.3cm">
          <text:p/>
        </draw:line>
        <draw:frame draw:style-name="gr5" draw:text-style-name="P4" draw:layer="layout" svg:width="0.739cm" svg:height="0.768cm" svg:x="3.014cm" svg:y="1.074cm">
          <draw:text-box>
            <text:p text:style-name="P3"><text:span text:style-name="T1">1</text:span></text:p>
          </draw:text-box>
        </draw:frame>
        <draw:frame draw:style-name="gr5" draw:text-style-name="P4" draw:layer="layout" svg:width="0.739cm" svg:height="0.768cm" svg:x="3.015cm" svg:y="1.074cm">
          <draw:text-box>
            <text:p text:style-name="P3"><text:span text:style-name="T1">1</text:span></text:p>
          </draw:text-box>
        </draw:frame>
        <draw:frame draw:style-name="gr6" draw:text-style-name="P4" draw:layer="layout" svg:width="0.739cm" svg:height="0.768cm" svg:x="3.7cm" svg:y="3.632cm">
          <draw:text-box>
            <text:p text:style-name="P3"><text:span text:style-name="T1">3</text:span></text:p>
          </draw:text-box>
        </draw:frame>
        <draw:line draw:style-name="gr4" draw:text-style-name="P2" draw:layer="layout" svg:x1="6.446cm" svg:y1="2.5cm" svg:x2="6.946cm" svg:y2="1.7cm">
          <text:p/>
        </draw:line>
        <draw:frame draw:style-name="gr5" draw:text-style-name="P4" draw:layer="layout" svg:width="0.739cm" svg:height="0.768cm" svg:x="6.661cm" svg:y="1.074cm">
          <draw:text-box>
            <text:p text:style-name="P3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1:36:10.135861283</meta:creation-date>
    <dc:date>2017-06-19T11:42:06.132322146</dc:date>
    <meta:editing-duration>PT5M56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